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1fea55" officeooo:paragraph-rsid="001fea55" style:font-style-asian="normal" style:font-style-complex="normal"/>
    </style:style>
    <style:style style:name="P2" style:family="paragraph" style:parent-style-name="Standard">
      <style:text-properties fo:font-style="normal" officeooo:rsid="002b9b1e" officeooo:paragraph-rsid="002b9b1e" style:font-style-asian="normal" style:font-style-complex="normal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text-properties officeooo:paragraph-rsid="001fea55"/>
    </style:style>
    <style:style style:name="P5" style:family="paragraph" style:parent-style-name="Text_20_body">
      <style:text-properties officeooo:rsid="002d4c89" officeooo:paragraph-rsid="002d4c89"/>
    </style:style>
    <style:style style:name="P6" style:family="paragraph" style:parent-style-name="Text_20_body">
      <style:text-properties fo:font-style="italic" officeooo:rsid="002d4c89" officeooo:paragraph-rsid="002d4c89" style:font-style-asian="italic" style:font-style-complex="italic"/>
    </style:style>
    <style:style style:name="P7" style:family="paragraph" style:parent-style-name="Text_20_body">
      <style:paragraph-properties fo:margin-top="0.423cm" fo:margin-bottom="0.212cm" loext:contextual-spacing="false"/>
      <style:text-properties officeooo:paragraph-rsid="0029d714"/>
    </style:style>
    <style:style style:name="P8" style:family="paragraph" style:parent-style-name="Text_20_body">
      <style:paragraph-properties fo:margin-top="0.423cm" fo:margin-bottom="0.212cm" loext:contextual-spacing="false"/>
      <style:text-properties officeooo:rsid="002b9b1e" officeooo:paragraph-rsid="002b9b1e"/>
    </style:style>
    <style:style style:name="P9" style:family="paragraph" style:parent-style-name="Text_20_body">
      <style:paragraph-properties fo:margin-top="0.423cm" fo:margin-bottom="0.212cm" loext:contextual-spacing="false"/>
      <style:text-properties style:font-name="Nimbus Roman No9 L" officeooo:rsid="002b9b1e" officeooo:paragraph-rsid="002b9b1e" style:font-name-asian="DejaVu Sans" style:font-name-complex="DejaVu Sans"/>
    </style:style>
    <style:style style:name="P10" style:family="paragraph" style:parent-style-name="Text_20_body">
      <style:paragraph-properties fo:margin-top="0.423cm" fo:margin-bottom="0.212cm" loext:contextual-spacing="false"/>
      <style:text-properties style:font-name="Nimbus Roman No9 L" officeooo:rsid="0021a572" officeooo:paragraph-rsid="0021a572" style:font-name-asian="DejaVu Sans" style:font-name-complex="DejaVu Sans"/>
    </style:style>
    <style:style style:name="P11" style:family="paragraph" style:parent-style-name="Standard" style:list-style-name="L1"/>
    <style:style style:name="P12" style:family="paragraph" style:parent-style-name="Standard" style:list-style-name="L2">
      <style:text-properties fo:font-style="normal" officeooo:rsid="0028059e" officeooo:paragraph-rsid="0028059e" style:font-style-asian="normal" style:font-style-complex="normal"/>
    </style:style>
    <style:style style:name="P13" style:family="paragraph" style:parent-style-name="Standard" style:list-style-name="L2">
      <style:text-properties fo:font-style="normal" style:font-style-asian="normal" style:font-style-complex="normal"/>
    </style:style>
    <style:style style:name="P14" style:family="paragraph" style:parent-style-name="Standard" style:list-style-name="L2">
      <style:text-properties fo:font-style="normal" officeooo:rsid="0031a82e" officeooo:paragraph-rsid="0031a82e" style:font-style-asian="normal" style:font-style-complex="normal"/>
    </style:style>
    <style:style style:name="P15" style:family="paragraph" style:parent-style-name="Text_20_body">
      <style:text-properties officeooo:rsid="002d4c89" officeooo:paragraph-rsid="002b9b85"/>
    </style:style>
    <style:style style:name="P16" style:family="paragraph" style:parent-style-name="Text_20_body">
      <style:text-properties officeooo:rsid="002e6101" officeooo:paragraph-rsid="002e6101"/>
    </style:style>
    <style:style style:name="P17" style:family="paragraph" style:parent-style-name="Text_20_body">
      <style:text-properties style:font-name="Nimbus Sans L" fo:font-size="14pt" fo:font-weight="bold" officeooo:rsid="0029d714" officeooo:paragraph-rsid="002e6101" style:font-name-asian="DejaVu Sans" style:font-size-asian="14pt" style:font-weight-asian="bold" style:font-name-complex="DejaVu Sans" style:font-size-complex="14pt" style:font-weight-complex="bold"/>
    </style:style>
    <style:style style:name="P18" style:family="paragraph" style:parent-style-name="Heading_20_3">
      <style:text-properties officeooo:rsid="0028059e" officeooo:paragraph-rsid="0028059e"/>
    </style:style>
    <style:style style:name="P19" style:family="paragraph" style:parent-style-name="Heading_20_3">
      <style:text-properties officeooo:rsid="0029d714" officeooo:paragraph-rsid="0029d714"/>
    </style:style>
    <style:style style:name="T1" style:family="text">
      <style:text-properties style:font-name="Nimbus Roman No9 L" style:font-name-asian="DejaVu Sans" style:font-name-complex="DejaVu Sans"/>
    </style:style>
    <style:style style:name="T2" style:family="text">
      <style:text-properties style:font-name="Nimbus Roman No9 L" officeooo:rsid="0021a572" style:font-name-asian="DejaVu Sans" style:font-name-complex="DejaVu Sans"/>
    </style:style>
    <style:style style:name="T3" style:family="text">
      <style:text-properties style:font-name="Nimbus Roman No9 L" officeooo:rsid="0029d714" style:font-name-asian="DejaVu Sans" style:font-name-complex="DejaVu Sans"/>
    </style:style>
    <style:style style:name="T4" style:family="text">
      <style:text-properties style:font-name="Nimbus Roman No9 L" officeooo:rsid="002b9b1e" style:font-name-asian="DejaVu Sans" style:font-name-complex="DejaVu Sans"/>
    </style:style>
    <style:style style:name="T5" style:family="text">
      <style:text-properties officeooo:rsid="0028059e"/>
    </style:style>
    <style:style style:name="T6" style:family="text">
      <style:text-properties officeooo:rsid="002d4c89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31a8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6">10</text:span> : <text:span text:style-name="T5">Exploitation, Jenkins CLI, API Rest</text:span></text:h>
      <text:p text:style-name="Standard"/>
      <text:p text:style-name="Standard">Dans ce TP, nous <text:span text:style-name="T5">abordons les aspects d’exploitation</text:span></text:p>
      <text:list xml:id="list1373042230" text:style-name="L1">
        <text:list-header>
          <text:p text:style-name="P11">.</text:p>
        </text:list-header>
      </text:list>
      <text:h text:style-name="Heading_20_2" text:outline-level="2">Objectifs</text:h>
      <text:list xml:id="list2774982860" text:style-name="L2">
        <text:list-item>
          <text:p text:style-name="P12">Découvrir les plugins d’<text:span text:style-name="T8">exploitation et de surveillance</text:span></text:p>
        </text:list-item>
        <text:list-item>
          <text:p text:style-name="P12">Effectuer des sauvegardes et migration</text:p>
        </text:list-item>
        <text:list-item>
          <text:p text:style-name="P12">Automatiser le backup et restore d’un jobs</text:p>
        </text:list-item>
        <text:list-item>
          <text:p text:style-name="P14">Déclenchement de build via API Rest</text:p>
          <text:p text:style-name="P13"/>
        </text:list-item>
      </text:list>
      <text:p text:style-name="P3"/>
      <text:h text:style-name="P18" text:outline-level="3">Monitoring</text:h>
      <text:p text:style-name="P2">Installer les plugins <text:span text:style-name="T7">Disk Usage</text:span> et <text:span text:style-name="T7">Monitoring</text:span></text:p>
      <text:p text:style-name="P1"/>
      <text:p text:style-name="P2">Visualiser les vues associées</text:p>
      <text:p text:style-name="P4"/>
      <text:h text:style-name="P19" text:outline-level="3">Backup and Restore</text:h>
      <text:p text:style-name="P7"><text:span text:style-name="T3">Démarrer un second serveur Jenkins </text:span><text:span text:style-name="T4">(autre port http) </text:span></text:p>
      <text:p text:style-name="P8"><text:span text:style-name="T2">E</text:span><text:span text:style-name="T1">ffectuer un backup de la première instance et la restaurer dans la seconde instance</text:span></text:p>
      <text:p text:style-name="P9">Comparer avec un déplacement du répertoire JENKINS_HOME</text:p>
      <text:p text:style-name="P9">Utiliser le <text:span text:style-name="T7">Thin Backup</text:span> Plugin, effectuer des backup de la configuration toutes les 5 min</text:p>
      <text:h text:style-name="P19" text:outline-level="3">Jenkins CLI</text:h>
      <text:p text:style-name="P5">Créer un token pour l’utilisateur <text:span text:style-name="T7">admin</text:span>.</text:p>
      <text:p text:style-name="P5">Télécharcher jenkins-cli.jar via la console d’administration</text:p>
      <text:p text:style-name="P5">Utiliser le token pour afficher l’aide :</text:p>
      <text:p text:style-name="P6">java -jar jenkins-cli.jar -s http://localhost:8080 -auth admin:&lt;token&gt; list-jobs &gt; jobs.txt</text:p>
      <text:p text:style-name="P15">Via le cli récupérer la liste des jobs et leur configuration au format XML</text:p>
      <text:p text:style-name="P15"/>
      <text:p text:style-name="P17">Rest API</text:p>
      <text:p text:style-name="P16">Déclencher un build paramétré via une requête http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21T16:14:59</meta:creation-date>
    <dc:date>2019-08-06T11:17:10.904790856</dc:date>
    <meta:editing-duration>P2DT7H45M14S</meta:editing-duration>
    <meta:editing-cycles>143</meta:editing-cycles>
    <meta:generator>LibreOffice/6.0.7.3$Linux_X86_64 LibreOffice_project/00m0$Build-3</meta:generator>
    <dc:title>TP10 : Exploitation, Jenkins CLI</dc:title>
    <meta:document-statistic meta:table-count="0" meta:image-count="0" meta:object-count="0" meta:page-count="1" meta:paragraph-count="25" meta:word-count="162" meta:character-count="1038" meta:non-whitespace-character-count="905"/>
    <meta:user-defined meta:name="Info 1"/>
    <meta:user-defined meta:name="Info 2"/>
    <meta:user-defined meta:name="Info 3"/>
    <meta:user-defined meta:name="Info 4"/>
  </office:meta>
</office:document-meta>
</file>